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52000000CB2A4A5525.png"/>
  <manifest:file-entry manifest:media-type="image/jpeg" manifest:full-path="Pictures/1000000000000E9E0000049FFD87E21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EurostileExtBla" svg:font-family="EurostileExtBla" style:font-family-generic="modern" style:font-pitch="variable"/>
    <style:font-face style:name="EurostileExtReg" svg:font-family="EurostileExtReg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ile" svg:font-family="Eurostile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5cm" table:align="margins" style:shadow="none"/>
    </style:style>
    <style:style style:name="Table1.A" style:family="table-column">
      <style:table-column-properties style:column-width="10.5cm" style:rel-column-width="5953*"/>
    </style:style>
    <style:style style:name="Table1.A1" style:family="table-cell">
      <style:table-cell-properties fo:padding="0.097cm" fo:border="none"/>
    </style:style>
    <style:style style:name="Table1.3" style:family="table-row">
      <style:table-row-properties style:min-row-height="3.695cm"/>
    </style:style>
    <style:style style:name="P1" style:family="paragraph" style:parent-style-name="Standard">
      <style:text-properties style:font-name="Eurostile" fo:font-size="14pt" style:font-size-asian="14pt" style:font-size-complex="14pt"/>
    </style:style>
    <style:style style:name="P2" style:family="paragraph" style:parent-style-name="Standard">
      <style:text-properties style:font-name="Eurostile" fo:font-size="12pt" style:font-size-asian="12pt" style:font-size-complex="12pt"/>
    </style:style>
    <style:style style:name="P3" style:family="paragraph" style:parent-style-name="Standard">
      <style:text-properties style:font-name="EurostileExtBla" fo:font-size="18pt" style:font-size-asian="18pt" style:font-size-complex="18pt"/>
    </style:style>
    <style:style style:name="P4" style:family="paragraph" style:parent-style-name="Preformatted_20_Text">
      <style:text-properties style:font-name="EurostileExtReg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ge" style:horizontal-pos="from-left" style:horizontal-rel="pag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7.786cm" svg:y="9.527cm" svg:width="3.69cm" svg:height="2.2cm" draw:z-index="1">
        <draw:image xlink:href="Pictures/1000020100000152000000CB2A4A5525.png" xlink:type="simple" xlink:show="embed" xlink:actuate="onLoad"/>
      </draw:frame>
      <draw:frame draw:style-name="fr1" draw:name="graphics2" text:anchor-type="page" text:anchor-page-number="1" svg:x="1.05cm" svg:y="9.878cm" svg:width="5.69cm" svg:height="1.799cm" draw:z-index="0">
        <draw:image xlink:href="Pictures/1000000000000E9E0000049FFD87E216.jpg" xlink:type="simple" xlink:show="embed" xlink:actuate="onLoad"/>
      </draw:frame>
      <table:table table:name="Table1" table:style-name="Table1">
        <table:table-column table:style-name="Table1.A"/>
        <table:table-row>
          <table:table-cell table:style-name="Table1.A1" office:value-type="string">
            <text:p text:style-name="P3">RGB LED Cube</text:p>
          </table:table-cell>
        </table:table-row>
        <table:table-row>
          <table:table-cell table:style-name="Table1.A1" office:value-type="string">
            <text:p text:style-name="P4">Lorraine Underwood</text:p>
          </table:table-cell>
        </table:table-row>
        <table:table-row table:style-name="Table1.3">
          <table:table-cell table:style-name="Table1.A1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EurostileExtBla" svg:font-family="EurostileExtBla" style:font-family-generic="modern" style:font-pitch="variable"/>
    <style:font-face style:name="EurostileExtReg" svg:font-family="EurostileExtReg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ile" svg:font-family="Eurostile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.501cm" fo:page-height="12.501cm" style:num-format="1" style:print-orientation="portrait" fo:margin-top="0.801cm" fo:margin-bottom="0.80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2.501cm" fo:page-height="12.501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jamin Blundell</meta:initial-creator>
    <meta:creation-date>2018-08-20T10:20:00.49</meta:creation-date>
    <dc:date>2018-08-21T11:50:03.08</dc:date>
    <dc:creator>Benjamin Blundell</dc:creator>
    <meta:editing-duration>PT23H16M3S</meta:editing-duration>
    <meta:editing-cycles>14</meta:editing-cycles>
    <meta:generator>OpenOffice/4.1.4$Win32 OpenOffice.org_project/414m5$Build-9788</meta:generator>
    <meta:document-statistic meta:table-count="1" meta:image-count="2" meta:object-count="0" meta:page-count="1" meta:paragraph-count="2" meta:word-count="5" meta:character-count="30"/>
  </office:meta>
</office:document-meta>
</file>